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003A16DC7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3in"/>
        </style:tab-stops>
      </style:paragraph-properties>
    </style:style>
    <style:style style:name="P4" style:family="paragraph" style:parent-style-name="Standard">
      <style:paragraph-properties>
        <style:tab-stops>
          <style:tab-stop style:position="0in"/>
          <style:tab-stop style:position="2in"/>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list-style-name="WWNum8">
      <style:paragraph-properties fo:text-align="justify" style:justify-single-word="false"/>
    </style:style>
    <style:style style:name="P7" style:family="paragraph" style:parent-style-name="Standard">
      <style:paragraph-properties fo:text-align="justify" style:justify-single-word="false">
        <style:tab-stops>
          <style:tab-stop style:position="0.4465in"/>
        </style:tab-stops>
      </style:paragraph-properties>
    </style:style>
    <style:style style:name="P8" style:family="paragraph" style:parent-style-name="Standard">
      <style:paragraph-properties fo:margin-left="1in" fo:margin-right="0in" fo:line-height="150%" fo:text-indent="0in" style:auto-text-indent="false"/>
    </style:style>
    <style:style style:name="P9" style:family="paragraph" style:parent-style-name="Standard">
      <style:paragraph-properties fo:text-align="center" style:justify-single-word="false" fo:padding="0in" fo:border-left="none" fo:border-right="none" fo:border-top="0.51pt solid #00000a" fo:border-bottom="none"/>
      <style:text-properties fo:font-weight="bold" style:font-weight-asian="bold"/>
    </style:style>
    <style:style style:name="P10" style:family="paragraph" style:parent-style-name="Standard">
      <style:paragraph-properties fo:padding-left="0in" fo:padding-right="0in" fo:padding-top="0.0138in" fo:padding-bottom="0in" fo:border-left="none" fo:border-right="none" fo:border-top="0.51pt solid #00000a" fo:border-bottom="none"/>
    </style:style>
    <style:style style:name="P11" style:family="paragraph" style:parent-style-name="Standard">
      <style:paragraph-properties fo:padding-left="0in" fo:padding-right="0in" fo:padding-top="0.0138in" fo:padding-bottom="0in" fo:border-left="none" fo:border-right="none" fo:border-top="0.51pt solid #00000a" fo:border-bottom="none"/>
      <style:text-properties fo:font-weight="bold" style:font-weight-asian="bold"/>
    </style:style>
    <style:style style:name="P12" style:family="paragraph" style:parent-style-name="Standard">
      <style:paragraph-properties style:line-height-at-least="0.1665in" fo:padding-left="0in" fo:padding-right="0in" fo:padding-top="0.0138in" fo:padding-bottom="0in" fo:border-left="none" fo:border-right="none" fo:border-top="0.51pt solid #00000a" fo:border-bottom="none"/>
      <style:text-properties fo:font-weight="bold" style:font-weight-asian="bold"/>
    </style:style>
    <style:style style:name="P13" style:family="paragraph" style:parent-style-name="Standard">
      <style:paragraph-properties fo:padding-left="0in" fo:padding-right="0in" fo:padding-top="0.0138in" fo:padding-bottom="0in" fo:border-left="none" fo:border-right="none" fo:border-top="0.51pt solid #00000a" fo:border-bottom="none"/>
      <style:text-properties fo:color="#000000"/>
    </style:style>
    <style:style style:name="P14" style:family="paragraph" style:parent-style-name="Standard" style:list-style-name="WWNum3">
      <style:paragraph-properties fo:margin-left="0.5402in" fo:margin-right="0in" style:line-height-at-least="0.1665in" fo:text-indent="-0.25in" style:auto-text-indent="false">
        <style:tab-stops>
          <style:tab-stop style:position="1.0807in"/>
        </style:tab-stops>
      </style:paragraph-properties>
    </style:style>
    <style:style style:name="P15" style:family="paragraph" style:parent-style-name="Standard">
      <style:paragraph-properties fo:margin-left="2in" fo:margin-right="0in" fo:text-indent="-2in" style:auto-text-indent="false"/>
    </style:style>
    <style:style style:name="P16" style:family="paragraph" style:parent-style-name="Standard">
      <style:paragraph-properties fo:margin-left="1.5in" fo:margin-right="0in" fo:text-indent="0.5in" style:auto-text-indent="false"/>
    </style:style>
    <style:style style:name="P17" style:family="paragraph" style:parent-style-name="Standard">
      <style:paragraph-properties fo:margin-top="0.1945in" fo:margin-bottom="0in" style:contextual-spacing="false" fo:line-height="50%">
        <style:tab-stops>
          <style:tab-stop style:position="0in"/>
          <style:tab-stop style:position="0.25in"/>
        </style:tab-stops>
      </style:paragraph-properties>
    </style:style>
    <style:style style:name="P18" style:family="paragraph" style:parent-style-name="Standard">
      <style:paragraph-properties fo:margin-left="2in" fo:margin-right="0in" fo:text-indent="0in" style:auto-text-indent="false"/>
    </style:style>
    <style:style style:name="P19" style:family="paragraph" style:parent-style-name="Standard" style:master-page-name="Standard">
      <style:paragraph-properties fo:line-height="150%" style:page-number="auto"/>
    </style:style>
    <style:style style:name="P20" style:family="paragraph" style:parent-style-name="List_20_Paragraph" style:list-style-name="WWNum13"/>
    <style:style style:name="P21" style:family="paragraph" style:parent-style-name="List_20_Paragraph" style:list-style-name="WWNum15">
      <style:paragraph-properties fo:margin-left="0.5in" fo:margin-right="0in" fo:text-indent="-0.25in" style:auto-text-indent="false">
        <style:tab-stops>
          <style:tab-stop style:position="0in"/>
          <style:tab-stop style:position="2in"/>
        </style:tab-stops>
      </style:paragraph-properties>
    </style:style>
    <style:style style:name="P22" style:family="paragraph" style:parent-style-name="List_20_Paragraph" style:list-style-name="WWNum14">
      <style:paragraph-properties fo:margin-top="0.1945in" fo:margin-bottom="0in" style:contextual-spacing="false" fo:line-height="50%">
        <style:tab-stops>
          <style:tab-stop style:position="0in"/>
          <style:tab-stop style:position="0.25in"/>
        </style:tab-stops>
      </style:paragraph-properties>
    </style:style>
    <style:style style:name="P23" style:family="paragraph" style:parent-style-name="List_20_Paragraph" style:list-style-name="WWNum14">
      <style:paragraph-properties fo:margin-left="2.5in" fo:margin-right="0in" fo:text-indent="-0.25in" style:auto-text-indent="false"/>
    </style:style>
    <style:style style:name="P24" style:family="paragraph" style:parent-style-name="List_20_Paragraph" style:list-style-name="WWNum14">
      <style:paragraph-properties fo:margin-left="2.5in" fo:margin-right="0in" fo:text-indent="-0.25in" style:auto-text-indent="false">
        <style:tab-stops>
          <style:tab-stop style:position="0in"/>
          <style:tab-stop style:position="2in"/>
        </style:tab-stops>
      </style:paragraph-properties>
    </style:style>
    <style:style style:name="P25" style:family="paragraph" style:parent-style-name="List_20_Paragraph">
      <style:paragraph-properties fo:margin-left="0in" fo:margin-right="0in" fo:line-height="106%" fo:text-indent="0in" style:auto-text-indent="false"/>
    </style:style>
    <style:style style:name="P26"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position="super 58%" fo:font-weight="bold" style:font-weight-asian="bold"/>
    </style:style>
    <style:style style:name="T4" style:family="text">
      <style:text-properties fo:color="#000000" fo:font-weight="bold" style:font-name-asian="Calibri1" style:font-weight-asian="bold"/>
    </style:style>
    <style:style style:name="T5" style:family="text">
      <style:text-properties fo:color="#000000" style:font-name-asian="Calibri1"/>
    </style:style>
    <style:style style:name="T6" style:family="text">
      <style:text-properties fo:color="#4f81bd"/>
    </style:style>
    <style:style style:name="T7" style:family="text">
      <style:text-properties officeooo:rsid="001813a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none" draw:textarea-vertical-align="top" fo:min-height="0.0008in" fo:min-width="6.072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8"><text:span text:style-name="T1">CURRICULUM VITAE</text:span></text:p>
      <text:p text:style-name="P9"/>
      <text:p text:style-name="P2"/>
      <text:p text:style-name="P1"><text:span text:style-name="T1">Name:</text:span><text:tab/><text:tab/><text:tab/>ZIRI ISSA ATHMAN.</text:p>
      <text:p text:style-name="P1"><text:span text:style-name="T1">Address:</text:span><text:tab/> <text:s text:c="11"/>P.O. Box 80106, MOMBASA.</text:p>
      <text:p text:style-name="P1"><text:span text:style-name="T1">Telephone:</text:span><text:tab/><text:tab/>0700-062-355.<text:bookmark text:name="_GoBack"/></text:p>
      <text:p text:style-name="P1"><text:span text:style-name="T1">E-mail:<text:tab/> <text:s text:c="11"/></text:span><text:span text:style-name="T2">issaziri@gmail.com.</text:span></text:p>
      <text:p text:style-name="P1"><text:span text:style-name="T1">Gender:<text:tab/><text:tab/></text:span>Male.</text:p>
      <text:p text:style-name="P1"><text:span text:style-name="T1">Nationality:<text:tab/><text:tab/></text:span>Kenyan.</text:p>
      <text:p text:style-name="P1"><text:span text:style-name="T1">Marital Status: <text:s/></text:span><text:tab/>Single.</text:p>
      <text:p text:style-name="P1"/>
      <text:p text:style-name="Standard"><text:span text:style-name="T1">CARRER OBJECTIVE</text:span></text:p>
      <text:p text:style-name="P11"/>
      <text:p text:style-name="P1">To excel in the corporate world through mentorship, inspiration, motivation and personal involvement in the achievement of organizational goals, while maintaining my value of integrity and resilience as well as continuous all rounded personal development.</text:p>
      <text:p text:style-name="P1"/>
      <text:p text:style-name="Standard"><text:span text:style-name="T1">DISTINCTIVE KNOWLEDGE</text:span></text:p>
      <text:p text:style-name="P11"/>
      <text:list xml:id="list3380826919704617997" text:style-name="WWNum15">
        <text:list-item>
          <text:p text:style-name="P21">System Analysis and Design</text:p>
        </text:list-item>
        <text:list-item>
          <text:p text:style-name="P21">Computer Repair and <text:s/>Maintenance </text:p>
        </text:list-item>
        <text:list-item>
          <text:p text:style-name="P21">Performing Data Backup and Recovery on PCs.</text:p>
        </text:list-item>
        <text:list-item>
          <text:p text:style-name="P21">Printer configuration and troubleshooting.</text:p>
        </text:list-item>
        <text:list-item>
          <text:p text:style-name="P21">Computer networking, network troubleshooting and Maintenance.</text:p>
        </text:list-item>
        <text:list-item>
          <text:p text:style-name="P21">Microsoft Windows server installation and configuration.</text:p>
        </text:list-item>
        <text:list-item>
          <text:p text:style-name="P21">Familiar with Linux Operating Systems.</text:p>
        </text:list-item>
        <text:list-item>
          <text:p text:style-name="P21">Web Designing: have worked with Wordpress and Joomla, <text:span text:style-name="T7">Bootstarp,</text:span> php, html, mysq.</text:p>
        </text:list-item>
        <text:list-item>
          <text:p text:style-name="P21">Database Management. </text:p>
        </text:list-item>
        <text:list-item>
          <text:p text:style-name="P21">Computer Programming.</text:p>
        </text:list-item>
        <text:list-item>
          <text:p text:style-name="P21">Software Engineering.</text:p>
        </text:list-item>
      </text:list>
      <text:p text:style-name="P2"/>
      <text:p text:style-name="P2"/>
      <text:p text:style-name="P2"/>
      <text:p text:style-name="P2"/>
      <text:p text:style-name="P2"/>
      <text:p text:style-name="P2"/>
      <text:p text:style-name="P2"/>
      <text:p text:style-name="P2"><text:soft-page-break/></text:p>
      <text:p text:style-name="Standard"><text:span text:style-name="T1">KEY COMPETENCE</text:span></text:p>
      <text:p text:style-name="P12"/>
      <text:list xml:id="list7328420398081121351" text:style-name="WWNum3">
        <text:list-item>
          <text:p text:style-name="P14">Self-directed</text:p>
        </text:list-item>
        <text:list-item>
          <text:p text:style-name="P14">Can work under pressure</text:p>
        </text:list-item>
        <text:list-item>
          <text:p text:style-name="P14">Self-motivated</text:p>
        </text:list-item>
        <text:list-item>
          <text:p text:style-name="P14">Team player</text:p>
        </text:list-item>
      </text:list>
      <text:p text:style-name="P2"/>
      <text:p text:style-name="P2"/>
      <text:p text:style-name="Standard"><text:span text:style-name="T1">EDUCATION BACKGROUND</text:span></text:p>
      <text:p text:style-name="P11"/>
      <text:p text:style-name="P10"><text:span text:style-name="T1">Currently -4</text:span><text:span text:style-name="T3">th</text:span><text:span text:style-name="T1"> year <text:s text:c="6"/></text:span>Maseno University</text:p>
      <text:p text:style-name="P10"><text:tab/> <text:s text:c="26"/>Bachelor of Science (Information Technology).</text:p>
      <text:p text:style-name="P13"/>
      <text:p text:style-name="P15"><text:span text:style-name="T4">2014 Aug – Dec <text:s text:c="12"/></text:span><text:span text:style-name="T5">Maseno University</text:span></text:p>
      <text:p text:style-name="P15"><text:span text:style-name="T5"><text:s text:c="39"/>Computer Certified Network Associate (CCNA 3)</text:span><text:span text:style-name="T4"> <text:s text:c="2"/></text:span></text:p>
      <text:p text:style-name="Standard"/>
      <text:p text:style-name="P15"><text:span text:style-name="T4">2014 Jan – April <text:s text:c="10"/></text:span><text:span text:style-name="T5">Maseno University</text:span></text:p>
      <text:p text:style-name="P15"><text:span text:style-name="T5"><text:s text:c="39"/>Computer Certified Network Associate (CCNA 2)</text:span><text:span text:style-name="T4"> <text:s/></text:span></text:p>
      <text:p text:style-name="P15"/>
      <text:p text:style-name="Standard"><text:span text:style-name="T4">2013 Aug – Dec <text:s text:c="12"/></text:span><text:span text:style-name="T5">Maseno University</text:span></text:p>
      <text:p text:style-name="P15"><text:span text:style-name="T5"><text:s text:c="39"/>Computer Certified Network Associate (CCNA 1)</text:span><text:span text:style-name="T4"> <text:s/></text:span></text:p>
      <text:p text:style-name="P15"/>
      <text:p text:style-name="P15"><text:span text:style-name="T1">2012 Jan – April <text:s text:c="10"/></text:span>Islamic Teachers Training college, Mombasa.</text:p>
      <text:p text:style-name="P15"><text:s text:c="39"/>Computer Packages.</text:p>
      <text:p text:style-name="Standard"/>
      <text:p text:style-name="P3"><text:span text:style-name="T1">2008– 2011 <text:s text:c="19"/></text:span>Khamis High School </text:p>
      <text:p text:style-name="Standard"><text:s text:c="39"/>Kenya Certificate of Secondary Education.</text:p>
      <text:p text:style-name="Standard"><text:s text:c="39"/>Attained mean grade of B+.</text:p>
      <text:p text:style-name="P16"/>
      <text:p text:style-name="Standard"><text:span text:style-name="T1">2003--2007<text:tab/> <text:s text:c="14"/></text:span>Kwashee Primary School</text:p>
      <text:p text:style-name="Standard"><text:span text:style-name="T1"><text:tab/><text:tab/> <text:s text:c="14"/></text:span>Kenya Certificate of Primary Education.</text:p>
      <text:p text:style-name="Standard"><text:s text:c="39"/>Attained mean grade of B+.</text:p>
      <text:p text:style-name="Standard"/>
      <text:p text:style-name="P2"/>
      <text:p text:style-name="Standard"><text:span text:style-name="T1">RELEVANCE TO THE ORGANIZATION</text:span></text:p>
      <text:p text:style-name="P2"><draw:custom-shape text:anchor-type="paragraph" draw:z-index="0" draw:name="AutoShape 3" draw:style-name="gr1" svg:width="6.0732in" svg:height="0.0012in" svg:x="-0.0098in" svg:y="-0.0016in"><text:p/><draw:enhanced-geometry svg:viewBox="0 0 21600 21600" draw:type="mso-spt32" draw:enhanced-path="M 0 0 L 21600 21600 N"/></draw:custom-shape></text:p>
      <text:p text:style-name="Standard"><text:span text:style-name="T1">Team player:</text:span> <text:s text:c="14"/>Ready to cooperate in team work in order to achieve organizational </text:p>
      <text:p text:style-name="Standard"><text:s text:c="38"/>Goals.</text:p>
      <text:p text:style-name="Standard"><text:span text:style-name="T1">Leadership: <text:s text:c="16"/></text:span>Ready to be led and to lead in different projects. </text:p>
      <text:p text:style-name="Standard"/>
      <text:p text:style-name="Standard"><text:span text:style-name="T1">Flexible: <text:s text:c="22"/></text:span>Can work in other areas.</text:p>
      <text:p text:style-name="Standard"/>
      <text:p text:style-name="Standard"/>
      <text:p text:style-name="Standard"/>
      <text:p text:style-name="Standard"/>
      <text:p text:style-name="Standard"><text:soft-page-break/></text:p>
      <text:p text:style-name="Standard"><text:span text:style-name="T1">CAREER BUILDING OPPORTUNITIES </text:span></text:p>
      <text:p text:style-name="Standard"><draw:frame draw:style-name="fr1" draw:name="Picture 5" text:anchor-type="as-char" svg:width="6.1035in" svg:height="0.0311in" draw:z-index="1"><draw:image xlink:href="Pictures/100002010000024A00000003A16DC777.png" xlink:type="simple" xlink:show="embed" xlink:actuate="onLoad"/></draw:frame></text:p>
      <text:list xml:id="list9059974944112602021" text:style-name="WWNum14">
        <text:list-item>
          <text:p text:style-name="P22"><text:span text:style-name="T1">2015 July - Sept :</text:span> <text:s text:c="5"/>Worked at Kenya Ports Authority as an Intern in the Information </text:p>
        </text:list-item>
      </text:list>
      <text:p text:style-name="P17"><text:s text:c="48"/>Technology Department. <text:s text:c="13"/></text:p>
      <text:p text:style-name="Standard"/>
      <text:p text:style-name="P18"><text:span text:style-name="T1">Tasks performed include:</text:span></text:p>
      <text:list xml:id="list233621021172946" text:continue-numbering="true" text:style-name="WWNum14">
        <text:list-item>
          <text:p text:style-name="P23">SAP, CATOS and KWATOS installation and configuration.</text:p>
        </text:list-item>
        <text:list-item>
          <text:p text:style-name="P23">Computer repair and maintenance.</text:p>
        </text:list-item>
        <text:list-item>
          <text:p text:style-name="P23">Network and network devices troubleshooting.</text:p>
        </text:list-item>
        <text:list-item>
          <text:p text:style-name="P24">Performing Data Backup and Recovery on PCs.</text:p>
        </text:list-item>
        <text:list-item>
          <text:p text:style-name="P24">End user support.</text:p>
        </text:list-item>
      </text:list>
      <text:p text:style-name="P4"/>
      <text:p text:style-name="P17"><text:s text:c="2"/></text:p>
      <text:p text:style-name="P5"><text:span text:style-name="T1">OTHER SKILLS</text:span></text:p>
      <text:p text:style-name="P5"><draw:custom-shape text:anchor-type="paragraph" draw:z-index="2" draw:name="AutoShape 4" draw:style-name="gr1" svg:width="6.0732in" svg:height="0.0012in" svg:x="-0.0098in" svg:y="0.1209in"><text:p/><draw:enhanced-geometry svg:viewBox="0 0 21600 21600" draw:type="mso-spt32" draw:enhanced-path="M 0 0 L 21600 21600 N"/></draw:custom-shape></text:p>
      <text:list xml:id="list7487375963933374614" text:style-name="WWNum8">
        <text:list-item>
          <text:p text:style-name="P6">Leadership</text:p>
        </text:list-item>
        <text:list-item>
          <text:p text:style-name="P6">Communication</text:p>
        </text:list-item>
      </text:list>
      <text:p text:style-name="P5"/>
      <text:p text:style-name="P5"/>
      <text:p text:style-name="P5"><text:span text:style-name="T1">HOBBIES </text:span></text:p>
      <text:p text:style-name="P5"><draw:frame draw:style-name="fr1" draw:name="Picture 3" text:anchor-type="as-char" svg:width="6.1035in" svg:height="0.0311in" draw:z-index="3"><draw:image xlink:href="Pictures/100002010000024A00000003A16DC777.png" xlink:type="simple" xlink:show="embed" xlink:actuate="onLoad"/></draw:frame></text:p>
      <text:p text:style-name="Standard"/>
      <text:list xml:id="list4624958845159500085" text:style-name="WWNum13">
        <text:list-item>
          <text:p text:style-name="P20">Watching Engineering Documentaries and business news.</text:p>
        </text:list-item>
        <text:list-item>
          <text:p text:style-name="P20">Swimming</text:p>
        </text:list-item>
        <text:list-item>
          <text:p text:style-name="P20">Travelli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
      <text:p text:style-name="P7"/>
      <text:p text:style-name="P7"/>
      <text:p text:style-name="P7"><text:soft-page-break/><text:span text:style-name="T1">REFEREES:</text:span><text:tab/></text:p>
      <text:p text:style-name="P7"><draw:frame draw:style-name="fr1" draw:name="Picture 4" text:anchor-type="as-char" svg:width="6.1035in" svg:height="0.0311in" draw:z-index="4"><draw:image xlink:href="Pictures/100002010000024A00000003A16DC777.png" xlink:type="simple" xlink:show="embed" xlink:actuate="onLoad"/></draw:frame></text:p>
      <text:p text:style-name="P25"/>
      <text:p text:style-name="P25">Mr. Gabriel Oliko</text:p>
      <text:p text:style-name="Standard">Lecturer, Computing and Informatics Department</text:p>
      <text:p text:style-name="Standard">Maseno University</text:p>
      <text:p text:style-name="Standard">P.O.BOX Private Bag Maseno</text:p>
      <text:p text:style-name="Standard">Tel: 0710401055</text:p>
      <text:p text:style-name="Standard"/>
      <text:p text:style-name="Standard">Mrs.Mutune</text:p>
      <text:p text:style-name="Standard">KHAMIS HIGH SCHOOL</text:p>
      <text:p text:style-name="Standard">P.O.BOX 80101-MOMBASA</text:p>
      <text:p text:style-name="Standard">Tel: 0722685322</text:p>
      <text:p text:style-name="Standard"/>
      <text:p text:style-name="P5"/>
      <text:p text:style-name="P5"/>
      <text:p text:style-name="P5"/>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00000a"/>
    </style:style>
    <style:style style:name="ListLabel_20_3" style:display-name="ListLabel 3" style:family="text">
      <style:text-properties fo:font-weight="bold" style:font-weight-asian="bold"/>
    </style:style>
    <style:style style:name="ListLabel_20_4" style:display-name="ListLabel 4"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format="1" text:start-value="2002">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0.25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 style:num-format="1" text:start-value="2002">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f81b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4</text:page-number></text:span><text:span text:style-name="MT1"> of </text:span><text:span text:style-name="MT1"><text:page-count style:num-format="1">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meta:initial-creator>
    <meta:editing-cycles>59</meta:editing-cycles>
    <meta:creation-date>2014-06-20T17:24:00</meta:creation-date>
    <dc:date>2016-05-29T23:36:19.265593139</dc:date>
    <meta:editing-duration>PT2M8S</meta:editing-duration>
    <meta:generator>LibreOffice/4.2.4.2$Linux_X86_64 LibreOffice_project/420m0$Build-2</meta:generator>
    <meta:document-statistic meta:table-count="0" meta:image-count="3" meta:object-count="0" meta:page-count="4" meta:paragraph-count="80" meta:word-count="363" meta:character-count="3102" meta:non-whitespace-character-count="22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